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3" svg:stroke-width="0.0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5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dash" draw:stroke-dash="Dash_20_3" svg:stroke-width="0.0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5cm" svg:stroke-color="#000000" draw:stroke-linejoin="miter" draw:fill="solid" draw:fill-color="#99ccff" draw:textarea-horizontal-align="justify" draw:textarea-vertical-align="middle" draw:auto-grow-height="false" fo:padding-top="0.182cm" fo:padding-bottom="0.15cm" fo:padding-left="0.275cm" fo:padding-right="0.275cm" fo:wrap-option="no-wrap" draw:shadow="hidden"/>
    </style:style>
    <style:style style:name="gr6" style:family="graphic" style:parent-style-name="standard">
      <style:graphic-properties draw:stroke="solid" svg:stroke-width="0.0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5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5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8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5cm" svg:stroke-color="#00000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punctuation-wrap="simple"/>
    </style:style>
    <style:style style:name="P4" style:family="paragraph">
      <style:paragraph-properties fo:margin-left="0cm" fo:margin-right="0cm" fo:line-height="93%" fo:text-indent="0cm" style:punctuation-wrap="simple"/>
    </style:style>
    <style:style style:name="P5" style:family="paragraph">
      <style:paragraph-properties fo:margin-left="0cm" fo:margin-right="0cm" fo:line-height="95%" fo:text-indent="0cm" style:punctuation-wrap="simple"/>
    </style:style>
    <style:style style:name="T1" style:family="text">
      <style:text-properties fo:color="#000000" fo:font-size="13pt" fo:language="fr" fo:country="FR" style:font-family-asian="'Lucida Sans Unicode'" style:font-family-generic-asian="swiss" style:font-pitch-asian="variable" style:font-size-asian="13pt" style:font-family-complex="'Lucida Sans Unicode'" style:font-family-generic-complex="swiss" style:font-pitch-complex="variable" style:font-size-complex="13pt"/>
    </style:style>
    <style:style style:name="T2" style:family="text">
      <style:text-properties fo:color="#000000" fo:font-size="13pt" style:font-family-asian="'Lucida Sans Unicode'" style:font-family-generic-asian="swiss" style:font-pitch-asian="variable" style:font-size-asian="13pt" style:font-family-complex="'Lucida Sans Unicode'" style:font-family-generic-complex="swiss" style:font-pitch-complex="variable" style:font-size-complex="13pt"/>
    </style:style>
    <style:style style:name="T3" style:family="text">
      <style:text-properties fo:color="#000000" fo:font-size="12pt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4" style:family="text">
      <style:text-properties fo:color="#000000" fo:font-family="'Times New Roman'" style:font-family-generic="roman" style:font-pitch="variable" fo:font-size="13pt" fo:language="fr" fo:country="FR" style:font-family-asian="'Lucida Sans Unicode'" style:font-family-generic-asian="swiss" style:font-pitch-asian="variable" style:font-size-asian="13pt" style:font-family-complex="'Lucida Sans Unicode'" style:font-family-generic-complex="swiss" style:font-pitch-complex="variable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0.886cm" svg:y1="6.472cm" svg:x2="26.039cm" svg:y2="15.281cm">
            <text:p/>
          </draw:line>
          <draw:custom-shape draw:style-name="gr2" draw:text-style-name="P2" draw:layer="layout" svg:width="13.605cm" svg:height="9.442cm" svg:x="12.457cm" svg:y="5.843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line" svg:x1="3.71cm" svg:y1="8.592cm" svg:x2="12.315cm" svg:y2="8.597cm" svg:d="m3710 8592 8605 5">
            <text:p/>
          </draw:connector>
          <draw:custom-shape draw:style-name="gr4" draw:text-style-name="P2" draw:layer="layout" svg:width="10.511cm" svg:height="3.822cm" svg:x="1.748cm" svg:y="8.592cm">
            <text:p/>
            <draw:enhanced-geometry svg:viewBox="0 0 11745 4429" draw:type="non-primitive" draw:enhanced-path="M 0 4428 C 9622 4428 11744 0 11744 0 N"/>
          </draw:custom-shape>
          <draw:connector draw:style-name="gr3" draw:text-style-name="P1" draw:layer="layout" draw:type="line" svg:x1="3.709cm" svg:y1="8.592cm" svg:x2="3.713cm" svg:y2="1.461cm" svg:d="m3709 8592 4-7131">
            <text:p/>
          </draw:connector>
          <draw:custom-shape draw:style-name="gr4" draw:text-style-name="P2" draw:layer="layout" svg:width="8.601cm" svg:height="7.134cm" svg:x="3.71cm" svg:y="1.462cm">
            <text:p/>
            <draw:enhanced-geometry svg:viewBox="0 0 9610 8262" draw:type="non-primitive" draw:enhanced-path="M 0 0 C 9609 0 9557 8261 9557 8261 N"/>
          </draw:custom-shape>
          <draw:custom-shape draw:style-name="gr5" draw:text-style-name="P2" xml:id="id3" draw:id="id3" draw:layer="layout" svg:width="2.419cm" svg:height="1.225cm" svg:x="19.815cm" svg:y="13.693cm">
            <text:p text:style-name="P3"><text:span text:style-name="T1">allergist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4" draw:id="id4" draw:layer="layout" svg:width="2.807cm" svg:height="1.225cm" svg:x="23.086cm" svg:y="13.808cm">
            <text:p text:style-name="P3"><text:span text:style-name="T1">Hyppocrates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1" draw:id="id1" draw:layer="layout" svg:width="2.42cm" svg:height="1.225cm" svg:x="20.09cm" svg:y="10.919cm">
            <text:p text:style-name="P3"><text:span text:style-name="T1">doctor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2" draw:id="id2" draw:layer="layout" svg:width="2.42cm" svg:height="1.225cm" svg:x="15.389cm" svg:y="13.674cm">
            <text:p text:style-name="P3"><text:span text:style-name="T2">surgeon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10" draw:id="id10" draw:layer="layout" svg:width="3.122cm" svg:height="1.225cm" svg:x="22.1cm" svg:y="6.517cm">
            <text:p text:style-name="P3"><text:span text:style-name="T1">medical man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draw:type="line" svg:x1="23.661cm" svg:y1="7.742cm" svg:x2="21.3cm" svg:y2="10.919cm" draw:end-shape="id1" draw:end-glue-point="0" svg:d="m23661 7742-2361 3177">
            <text:p/>
          </draw:connector>
          <draw:connector draw:style-name="gr6" draw:text-style-name="P1" draw:layer="layout" draw:type="line" svg:x1="21.3cm" svg:y1="12.144cm" svg:x2="16.599cm" svg:y2="13.674cm" draw:end-shape="id2" draw:end-glue-point="0" svg:d="m21300 12144-4701 1530">
            <text:p/>
          </draw:connector>
          <draw:connector draw:style-name="gr6" draw:text-style-name="P1" draw:layer="layout" draw:type="line" svg:x1="21.3cm" svg:y1="12.144cm" svg:x2="21.024cm" svg:y2="13.693cm" draw:end-shape="id3" draw:end-glue-point="0" svg:d="m21300 12144-276 1549">
            <text:p/>
          </draw:connector>
          <draw:connector draw:style-name="gr6" draw:text-style-name="P1" draw:layer="layout" draw:type="line" svg:x1="23.661cm" svg:y1="7.742cm" svg:x2="24.489cm" svg:y2="13.808cm" draw:end-shape="id4" draw:end-glue-point="0" svg:d="m23661 7742 828 6066">
            <text:p/>
          </draw:connector>
          <draw:custom-shape draw:style-name="gr5" draw:text-style-name="P2" xml:id="id6" draw:id="id6" draw:layer="layout" svg:width="2.419cm" svg:height="1.225cm" svg:x="13.712cm" svg:y="10.328cm">
            <text:p text:style-name="P3"><text:span text:style-name="T1">hospital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5" draw:id="id5" draw:layer="layout" svg:width="2.419cm" svg:height="1.225cm" svg:x="16.668cm" svg:y="10.29cm">
            <text:p text:style-name="P3"><text:span text:style-name="T1">hospital#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11" draw:id="id11" draw:layer="layout" svg:width="3.646cm" svg:height="1.244cm" svg:x="12.54cm" svg:y="6.544cm">
            <text:p text:style-name="P3"><text:span text:style-name="T1">medical building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9" draw:id="id9" draw:layer="layout" svg:width="4.045cm" svg:height="1.233cm" svg:x="16.483cm" svg:y="6.544cm">
            <text:p text:style-name="P3"><text:span text:style-name="T1">medical institution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draw:type="line" svg:x1="18.505cm" svg:y1="7.777cm" svg:x2="17.877cm" svg:y2="10.29cm" draw:end-shape="id5" draw:end-glue-point="0" svg:d="m18505 7777-628 2513">
            <text:p/>
          </draw:connector>
          <draw:connector draw:style-name="gr6" draw:text-style-name="P1" draw:layer="layout" draw:type="line" svg:x1="14.363cm" svg:y1="7.788cm" svg:x2="14.921cm" svg:y2="10.328cm" draw:end-shape="id6" draw:end-glue-point="0" svg:d="m14363 7788 558 2540">
            <text:p/>
          </draw:connector>
          <draw:custom-shape draw:style-name="gr7" draw:text-style-name="P2" draw:layer="layout" svg:width="0.715cm" svg:height="0.624cm" svg:x="17.769cm" svg:y="13.99cm">
            <text:p text:style-name="P4"><text:span text:style-name="T3">1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15cm" svg:height="0.625cm" svg:x="22.155cm" svg:y="14.066cm">
            <text:p text:style-name="P4"><text:span text:style-name="T3">2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63cm" svg:height="0.624cm" svg:x="24.662cm" svg:y="13.225cm">
            <text:p text:style-name="P4"><text:span text:style-name="T3">3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66cm" svg:height="0.625cm" svg:x="22.282cm" svg:y="12.049cm">
            <text:p text:style-name="P4"><text:span text:style-name="T3">4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91cm" svg:height="0.625cm" svg:x="22.285cm" svg:y="5.935cm">
            <text:p text:style-name="P4"><text:span text:style-name="T3">5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78cm" svg:height="0.624cm" svg:x="14.64cm" svg:y="11.554cm">
            <text:p text:style-name="P4"><text:span text:style-name="T3">8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706cm" svg:height="0.625cm" svg:x="17.494cm" svg:y="11.668cm">
            <text:p text:style-name="P4"><text:span text:style-name="T3">6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31cm" svg:height="0.624cm" svg:x="13.176cm" svg:y="6.004cm">
            <text:p text:style-name="P4"><text:span text:style-name="T3">9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707cm" svg:height="0.624cm" svg:x="19.167cm" svg:y="6.004cm">
            <text:p text:style-name="P4"><text:span text:style-name="T3">7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" draw:layer="layout" svg:width="0.434cm" svg:height="0.254cm" svg:x="6.658cm" svg:y="4.1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434cm" svg:height="0.255cm" svg:x="8.802cm" svg:y="7.1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1.353cm" svg:height="0.35cm" svg:x="6.039cm" svg:y="4.949cm">
            <text:p/>
            <draw:enhanced-geometry svg:viewBox="0 0 1513 406" draw:type="non-primitive" draw:enhanced-path="M 1512 297 C 729 0 0 405 0 405 N"/>
          </draw:custom-shape>
          <draw:custom-shape draw:style-name="gr8" draw:text-style-name="P2" xml:id="id8" draw:id="id8" draw:layer="layout" svg:width="0.434cm" svg:height="0.255cm" svg:x="7.302cm" svg:y="5.0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434cm" svg:height="0.255cm" svg:x="5.672cm" svg:y="5.17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0.959cm" svg:height="1.035cm" svg:x="8.518cm" svg:y="5.291cm">
            <text:p/>
            <draw:enhanced-geometry svg:viewBox="0 0 1070 1201" draw:type="non-primitive" draw:enhanced-path="M 0 0 C 933 229 1069 1200 1069 1200 N"/>
          </draw:custom-shape>
          <draw:custom-shape draw:style-name="gr8" draw:text-style-name="P2" draw:layer="layout" svg:width="0.434cm" svg:height="0.255cm" svg:x="9.271cm" svg:y="6.31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0.434cm" svg:height="0.255cm" svg:x="8.257cm" svg:y="5.2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0.141cm" svg:height="0.841cm" svg:x="8.052cm" svg:y="4.838cm">
            <text:p/>
            <draw:enhanced-geometry svg:viewBox="0 0 158 973" draw:type="non-primitive" draw:enhanced-path="M 0 0 C 121 190 157 972 157 972 N"/>
          </draw:custom-shape>
          <draw:custom-shape draw:style-name="gr8" draw:text-style-name="P2" draw:layer="layout" svg:width="0.434cm" svg:height="0.254cm" svg:x="7.843cm" svg:y="4.6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xml:id="id7" draw:id="id7" draw:layer="layout" svg:width="0.434cm" svg:height="0.254cm" svg:x="7.949cm" svg:y="5.66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0.651cm" svg:height="0.624cm" svg:x="8.663cm" svg:y="7.294cm">
            <text:p text:style-name="P4"><text:span text:style-name="T3">3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48cm" svg:height="0.624cm" svg:x="7.625cm" svg:y="6.906cm">
            <text:p text:style-name="P4"><text:span text:style-name="T3">5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71cm" svg:height="0.624cm" svg:x="9.551cm" svg:y="6.087cm">
            <text:p text:style-name="P4"><text:span text:style-name="T3">9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753cm" svg:height="0.625cm" svg:x="8.364cm" svg:y="4.709cm">
            <text:p text:style-name="P4"><text:span text:style-name="T3">8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47cm" svg:height="0.624cm" svg:x="7.425cm" svg:y="4.047cm">
            <text:p text:style-name="P4"><text:span text:style-name="T3">7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58cm" svg:height="0.624cm" svg:x="8.273cm" svg:y="5.55cm">
            <text:p text:style-name="P4"><text:span text:style-name="T3">6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51cm" svg:height="0.624cm" svg:x="6.919cm" svg:y="5.299cm">
            <text:p text:style-name="P4"><text:span text:style-name="T3">4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627cm" svg:height="0.624cm" svg:x="6.126cm" svg:y="3.757cm">
            <text:p text:style-name="P4"><text:span text:style-name="T3">2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556cm" svg:height="0.624cm" svg:x="5.494cm" svg:y="4.671cm">
            <text:p text:style-name="P4"><text:span text:style-name="T3">1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0.92cm" svg:height="0.304cm" svg:x="8.107cm" svg:y="6.833cm">
            <text:p/>
            <draw:enhanced-geometry svg:viewBox="0 0 1027 352" draw:type="non-primitive" draw:enhanced-path="M 0 0 C 801 0 1026 351 1026 351 N"/>
          </draw:custom-shape>
          <draw:custom-shape draw:style-name="gr8" draw:text-style-name="P2" draw:layer="layout" svg:width="0.434cm" svg:height="0.254cm" svg:x="7.732cm" svg:y="6.7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line" svg:x1="3.71cm" svg:y1="8.591cm" svg:x2="8.166cm" svg:y2="5.923cm" draw:end-shape="id7" draw:end-glue-point="2" svg:d="m3710 8591 4456-2668">
            <text:p/>
          </draw:connector>
          <draw:connector draw:style-name="gr3" draw:text-style-name="P1" draw:layer="layout" draw:type="line" svg:x1="3.71cm" svg:y1="8.595cm" svg:x2="7.302cm" svg:y2="5.224cm" draw:end-shape="id8" draw:end-glue-point="3" svg:d="m3710 8595 3592-3371">
            <text:p/>
          </draw:connector>
          <draw:custom-shape draw:style-name="gr4" draw:text-style-name="P2" draw:layer="layout" svg:width="0.339cm" svg:height="0.289cm" svg:x="5.028cm" svg:y="7.351cm">
            <text:p/>
            <draw:enhanced-geometry svg:viewBox="0 0 380 336" draw:type="non-primitive" draw:enhanced-path="M 0 52 C 379 0 299 335 299 335 N"/>
          </draw:custom-shape>
          <draw:custom-shape draw:style-name="gr5" draw:text-style-name="P2" draw:layer="layout" svg:width="3.646cm" svg:height="1.244cm" svg:x="14.352cm" svg:y="1.07cm">
            <text:p text:style-name="P3"><text:span text:style-name="T1">whole#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646cm" svg:height="1.244cm" svg:x="19.767cm" svg:y="1.047cm">
            <text:p text:style-name="P3"><text:span text:style-name="T1">entity#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line" svg:x1="21.59cm" svg:y1="2.291cm" svg:x2="18.505cm" svg:y2="6.544cm" draw:end-shape="id9" draw:end-glue-point="0" svg:d="m21590 2291-3085 4253">
            <text:p/>
          </draw:connector>
          <draw:connector draw:style-name="gr3" draw:text-style-name="P1" draw:layer="layout" draw:type="line" svg:x1="21.59cm" svg:y1="2.291cm" svg:x2="23.661cm" svg:y2="6.517cm" draw:end-shape="id10" draw:end-glue-point="0" svg:d="m21590 2291 2071 4226">
            <text:p/>
          </draw:connector>
          <draw:connector draw:style-name="gr3" draw:text-style-name="P1" draw:layer="layout" draw:type="line" svg:x1="16.175cm" svg:y1="2.314cm" svg:x2="14.363cm" svg:y2="6.544cm" draw:end-shape="id11" draw:end-glue-point="0" svg:d="m16175 2314-1812 4230">
            <text:p/>
          </draw:connector>
          <draw:connector draw:style-name="gr3" draw:text-style-name="P1" draw:layer="layout" draw:type="line" svg:x1="16.175cm" svg:y1="2.314cm" svg:x2="23.661cm" svg:y2="6.517cm" draw:end-shape="id10" draw:end-glue-point="0" svg:d="m16175 2314 7486 4203">
            <text:p/>
          </draw:connector>
          <draw:custom-shape draw:style-name="gr4" draw:text-style-name="P2" draw:layer="layout" svg:width="3.805cm" svg:height="1.286cm" svg:x="4.637cm" svg:y="3.141cm">
            <text:p/>
            <draw:enhanced-geometry svg:viewBox="0 0 4253 1492" draw:type="non-primitive" draw:enhanced-path="M 0 1491 C 1295 291 4252 0 4252 0 N"/>
          </draw:custom-shape>
          <draw:custom-shape draw:style-name="gr4" draw:text-style-name="P2" draw:layer="layout" svg:width="3.336cm" svg:height="2.261cm" svg:x="7.519cm" svg:y="6.472cm">
            <text:p/>
            <draw:enhanced-geometry svg:viewBox="0 0 3727 2620" draw:type="non-primitive" draw:enhanced-path="M 0 2619 C 2511 1377 3726 0 3726 0 N"/>
          </draw:custom-shape>
          <draw:custom-shape draw:style-name="gr4" draw:text-style-name="P2" draw:layer="layout" svg:width="2.873cm" svg:height="4.313cm" svg:x="4.65cm" svg:y="4.424cm">
            <text:p/>
            <draw:enhanced-geometry svg:viewBox="0 0 3209 4995" draw:type="non-primitive" draw:enhanced-path="M 0 0 C 2230 2464 3208 4994 3208 4994 N"/>
          </draw:custom-shape>
          <draw:custom-shape draw:style-name="gr4" draw:text-style-name="P2" draw:layer="layout" svg:width="2.435cm" svg:height="3.308cm" svg:x="8.419cm" svg:y="3.163cm">
            <text:p/>
            <draw:enhanced-geometry svg:viewBox="0 0 2723 3834" draw:type="non-primitive" draw:enhanced-path="M 0 0 C 2128 1304 2722 3833 2722 3833 N"/>
          </draw:custom-shape>
          <draw:custom-shape draw:style-name="gr10" draw:text-style-name="P2" draw:layer="layout" svg:width="1.906cm" svg:height="0.666cm" svg:x="19.72cm" svg:y="3.258cm">
            <text:p text:style-name="P5"><text:span text:style-name="T4">5 </text:span><text:span text:style-name="T4">nodes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906cm" svg:height="0.666cm" svg:x="15.184cm" svg:y="3.213cm">
            <text:p text:style-name="P5"><text:span text:style-name="T4">3 </text:span><text:span text:style-name="T4">nodes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906cm" svg:height="0.666cm" svg:x="21.681cm" svg:y="3.236cm">
            <text:p text:style-name="P5"><text:span text:style-name="T4">6 </text:span><text:span text:style-name="T4">nodes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906cm" svg:height="0.665cm" svg:x="17.648cm" svg:y="3.206cm">
            <text:p text:style-name="P5"><text:span text:style-name="T4">7 </text:span><text:span text:style-name="T4">nodes</text:span></text:p>
            <draw:enhanced-geometry svg:viewBox="0 0 21600 21600" draw:type="mso-spt202" draw:enhanced-path="M 0 0 L 21600 0 21600 21600 0 21600 0 0 Z N"/>
          </draw:custom-shape>
          <draw:line draw:style-name="gr1" draw:text-style-name="P1" draw:layer="layout" svg:x1="8.442cm" svg:y1="3.163cm" svg:x2="26.058cm" svg:y2="5.842cm">
            <text:p/>
          </draw:line>
          <draw:line draw:style-name="gr1" draw:text-style-name="P1" draw:layer="layout" svg:x1="7.551cm" svg:y1="8.733cm" svg:x2="12.504cm" svg:y2="15.308cm">
            <text:p/>
          </draw:line>
          <draw:line draw:style-name="gr1" draw:text-style-name="P1" draw:layer="layout" svg:x1="4.65cm" svg:y1="4.424cm" svg:x2="12.453cm" svg:y2="5.866cm">
            <text:p/>
          </draw:line>
          <draw:custom-shape draw:style-name="gr11" draw:text-style-name="P2" draw:layer="layout" svg:width="0.41cm" svg:height="0.7cm" svg:x="6.994cm" svg:y="4.424cm">
            <text:p/>
            <draw:enhanced-geometry svg:viewBox="0 0 460 811" draw:type="non-primitive" draw:enhanced-path="M 0 0 C 459 351 459 783 459 783 L 459 810 N"/>
          </draw:custom-shape>
          <draw:custom-shape draw:style-name="gr9" draw:text-style-name="P2" draw:layer="layout" svg:width="0.418cm" svg:height="1.328cm" svg:x="7.566cm" svg:y="5.379cm">
            <text:p/>
            <draw:enhanced-geometry svg:viewBox="0 0 468 1539" draw:type="non-primitive" draw:enhanced-path="M 467 1538 C 467 319 0 0 0 0 N"/>
          </draw:custom-shape>
          <draw:connector draw:style-name="gr3" draw:text-style-name="P1" draw:layer="layout" draw:type="line" svg:x1="3.709cm" svg:y1="8.591cm" svg:x2="1.723cm" svg:y2="12.479cm" svg:d="m3709 8591-1986 3888">
            <text:p/>
          </draw:connector>
          <draw:custom-shape draw:style-name="gr4" draw:text-style-name="P2" draw:layer="layout" svg:width="1.981cm" svg:height="10.933cm" svg:x="1.748cm" svg:y="1.438cm">
            <text:p/>
            <draw:enhanced-geometry svg:viewBox="0 0 2215 12663" draw:type="non-primitive" draw:enhanced-path="M 0 12662 C 56 4094 2214 0 2214 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3" draw:display-name="Dash 3" draw:style="rect" draw:dots1="1" draw:dots1-length="0.05cm" draw:distance="0.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dier Schwab</meta:initial-creator>
    <meta:creation-date>2011-06-01T08:34:35</meta:creation-date>
    <dc:date>2011-06-01T08:39:35</dc:date>
    <dc:creator>Didier Schwab</dc:creator>
    <meta:editing-duration>PT5M1S</meta:editing-duration>
    <meta:editing-cycles>1</meta:editing-cycles>
    <meta:document-statistic meta:object-count="77"/>
    <meta:generator>LibreOffice/3.4$Unix LibreOffice_project/300m103$Build-5</meta:generator>
  </office:meta>
</office:document-meta>
</file>